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451cm" table:align="left"/>
    </style:style>
    <style:style style:name="Table1.A" style:family="table-column">
      <style:table-column-properties style:column-width="1.012cm"/>
    </style:style>
    <style:style style:name="Table1.B" style:family="table-column">
      <style:table-column-properties style:column-width="3.103cm"/>
    </style:style>
    <style:style style:name="Table1.C" style:family="table-column">
      <style:table-column-properties style:column-width="7.33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loext:contextual-spacing="false" style:writing-mode="lr-tb"/>
    </style:style>
    <style:style style:name="P3" style:family="paragraph" style:parent-style-name="Standard">
      <style:paragraph-properties fo:margin-top="0cm" fo:margin-bottom="0.499cm" loext:contextual-spacing="false"/>
    </style:style>
    <style:style style:name="P4" style:family="paragraph" style:parent-style-name="Standard">
      <style:paragraph-properties fo:margin-top="0cm" fo:margin-bottom="0.499cm" loext:contextual-spacing="false"/>
      <style:text-properties officeooo:rsid="0013a910" officeooo:paragraph-rsid="0013a910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DATA SET : <text:a xlink:type="simple" xlink:href="https://www.kaggle.com/datasets/yasserh/housing-prices-dataset?resource=download" text:style-name="Internet_20_link" text:visited-style-name="Visited_20_Internet_20_Link">https://www.kaggle.com/datasets/yasserh/housing-prices-dataset?resource=download</text:a></text:p>
      <text:p text:style-name="P4"/>
      <text:p text:style-name="P3"/>
      <text:p text:style-name="P3"/>
      <text:p text:style-name="P3">How to Create AI model on azure using AutoML and uploading the model as container into Azure container registry. All in Azure cloud environment only. </text:p>
      <text:h text:style-name="Heading_20_6" text:outline-level="6">ChatGPT said:</text:h>
      <text:p text:style-name="Text_20_body">Absolutely! Let’s go <text:span text:style-name="Strong_20_Emphasis">step by step</text:span> to create an AI model using <text:span text:style-name="Strong_20_Emphasis">Azure AutoML</text:span>, package it into a <text:span text:style-name="Strong_20_Emphasis">container</text:span>, and upload it to <text:span text:style-name="Strong_20_Emphasis">Azure Container Registry (ACR)</text:span> — all within the <text:span text:style-name="Strong_20_Emphasis">Azure cloud environment</text:span>. I’ll break it into clear stages with Azure-native tools.</text:p>
      <text:p text:style-name="Horizontal_20_Line"/>
      <text:h text:style-name="Heading_20_2" text:outline-level="2"><text:span text:style-name="Strong_20_Emphasis">1. Prerequisites</text:span></text:h>
      <text:p text:style-name="Text_20_body">Make sure you have:</text:p>
      <text:list xml:id="list2685189718" text:style-name="L1">
        <text:list-item>
          <text:p text:style-name="P5"><text:span text:style-name="Strong_20_Emphasis">Azure subscription</text:span></text:p>
        </text:list-item>
        <text:list-item>
          <text:p text:style-name="P5"><text:span text:style-name="Strong_20_Emphasis">Azure Machine Learning Workspace (AML Workspace)</text:span></text:p>
        </text:list-item>
        <text:list-item>
          <text:p text:style-name="P5"><text:span text:style-name="Strong_20_Emphasis">Azure Container Registry (ACR)</text:span></text:p>
        </text:list-item>
        <text:list-item>
          <text:p text:style-name="P5"><text:span text:style-name="Strong_20_Emphasis">Azure CLI</text:span> installed and logged in (<text:span text:style-name="Source_20_Text">az login</text:span>)</text:p>
        </text:list-item>
        <text:list-item>
          <text:p text:style-name="P5">(Optional) <text:span text:style-name="Strong_20_Emphasis">Azure ML Studio</text:span> access for GUI workflow</text:p>
        </text:list-item>
      </text:list>
      <text:p text:style-name="Horizontal_20_Line"/>
      <text:h text:style-name="Heading_20_2" text:outline-level="2"><text:span text:style-name="Strong_20_Emphasis">2. Create a Workspace (if not already)</text:span></text:h>
      <text:p text:style-name="P1"><text:span text:style-name="Source_20_Text"># Create a resource group</text:span></text:p>
      <text:p text:style-name="P1"><text:span text:style-name="Source_20_Text">az group create --name myResourceGroup --location eastus</text:span></text:p>
      <text:p text:style-name="P1"/>
      <text:p text:style-name="P1"><text:span text:style-name="Source_20_Text"># Create AML Workspace</text:span></text:p>
      <text:p text:style-name="P2"><text:span text:style-name="Source_20_Text">az ml workspace create --name myMLWorkspace --resource-group myResourceGroup --location eastus</text:span></text:p>
      <text:p text:style-name="Horizontal_20_Line"/>
      <text:h text:style-name="Heading_20_2" text:outline-level="2"><text:span text:style-name="Strong_20_Emphasis">3. Prepare your dataset</text:span></text:h>
      <text:p text:style-name="Text_20_body">You can either:</text:p>
      <text:list xml:id="list1412772079" text:style-name="L2">
        <text:list-item>
          <text:p text:style-name="P6">Upload a dataset in <text:span text:style-name="Strong_20_Emphasis">AML Studio</text:span> (Datasets → Create → From local files)</text:p>
        </text:list-item>
        <text:list-item>
          <text:p text:style-name="P6">Or use <text:span text:style-name="Strong_20_Emphasis">Azure Blob Storage</text:span> linked to AML</text:p>
        </text:list-item>
      </text:list>
      <text:p text:style-name="Text_20_body">Example in Python SDK:</text:p>
      <text:p text:style-name="P1"><text:soft-page-break/><text:span text:style-name="Source_20_Text">from azure.ai.ml import MLClient</text:span></text:p>
      <text:p text:style-name="P1"><text:span text:style-name="Source_20_Text">from azure.identity import DefaultAzureCredential</text:span></text:p>
      <text:p text:style-name="P1"><text:span text:style-name="Source_20_Text">from azure.ai.ml.entities import Data</text:span></text:p>
      <text:p text:style-name="P1"/>
      <text:p text:style-name="P1"><text:span text:style-name="Source_20_Text">ml_client = MLClient(DefaultAzureCredential(), subscription_id, resource_group, workspace_name)</text:span></text:p>
      <text:p text:style-name="P1"/>
      <text:p text:style-name="P1"><text:span text:style-name="Source_20_Text">dataset = Data(</text:span></text:p>
      <text:p text:style-name="P1"><text:span text:style-name="Source_20_Text"><text:s text:c="4"/>name="sample_dataset",</text:span></text:p>
      <text:p text:style-name="P1"><text:span text:style-name="Source_20_Text"><text:s text:c="4"/>path="https://&lt;blob_storage_url&gt;/data.csv",</text:span></text:p>
      <text:p text:style-name="P1"><text:span text:style-name="Source_20_Text"><text:s text:c="4"/>type="uri_file"</text:span></text:p>
      <text:p text:style-name="P1"><text:span text:style-name="Source_20_Text">)</text:span></text:p>
      <text:p text:style-name="P1"/>
      <text:p text:style-name="P2"><text:span text:style-name="Source_20_Text">ml_client.data.create_or_update(dataset)</text:span></text:p>
      <text:p text:style-name="Horizontal_20_Line"/>
      <text:h text:style-name="Heading_20_2" text:outline-level="2"><text:span text:style-name="Strong_20_Emphasis">4. Create an AutoML Experiment</text:span></text:h>
      <text:p text:style-name="Text_20_body">AutoML can automatically train and select the best model for your dataset.</text:p>
      <text:h text:style-name="Heading_20_3" text:outline-level="3"><text:span text:style-name="Strong_20_Emphasis">Option 1: Using Azure ML Studio (GUI)</text:span></text:h>
      <text:list xml:id="list3222124599" text:style-name="L3">
        <text:list-item>
          <text:p text:style-name="P7">Go to <text:span text:style-name="Strong_20_Emphasis">Azure ML Studio → Automated ML</text:span></text:p>
        </text:list-item>
        <text:list-item>
          <text:p text:style-name="P7">Create a <text:span text:style-name="Strong_20_Emphasis">New Automated ML run</text:span></text:p>
        </text:list-item>
        <text:list-item>
          <text:p text:style-name="P7">Select <text:span text:style-name="Strong_20_Emphasis">Task type</text:span>: classification, regression, or time series</text:p>
        </text:list-item>
        <text:list-item>
          <text:p text:style-name="P7">Choose <text:span text:style-name="Strong_20_Emphasis">compute target</text:span> (AML Compute Cluster)</text:p>
        </text:list-item>
        <text:list-item>
          <text:p text:style-name="P7">Select the dataset uploaded</text:p>
        </text:list-item>
        <text:list-item>
          <text:p text:style-name="P7">Configure <text:span text:style-name="Strong_20_Emphasis">primary metric</text:span> and <text:span text:style-name="Strong_20_Emphasis">training settings</text:span></text:p>
        </text:list-item>
        <text:list-item>
          <text:p text:style-name="P7">Run AutoML — it will train multiple models and select the best one.</text:p>
        </text:list-item>
      </text:list>
      <text:h text:style-name="Heading_20_3" text:outline-level="3"><text:span text:style-name="Strong_20_Emphasis">Option 2: Using Python SDK</text:span></text:h>
      <text:p text:style-name="P1"><text:span text:style-name="Source_20_Text">from azure.ai.ml import automl</text:span></text:p>
      <text:p text:style-name="P1"><text:span text:style-name="Source_20_Text">from azure.ai.ml.automl import classification</text:span></text:p>
      <text:p text:style-name="P1"/>
      <text:p text:style-name="P1"><text:span text:style-name="Source_20_Text"># Define experiment</text:span></text:p>
      <text:p text:style-name="P1"><text:span text:style-name="Source_20_Text">automl_job = classification(</text:span></text:p>
      <text:p text:style-name="P1"><text:span text:style-name="Source_20_Text"><text:s text:c="4"/>compute="my-compute-cluster",</text:span></text:p>
      <text:p text:style-name="P1"><text:span text:style-name="Source_20_Text"><text:s text:c="4"/>task="classification",</text:span></text:p>
      <text:p text:style-name="P1"><text:span text:style-name="Source_20_Text"><text:s text:c="4"/>training_data=dataset,</text:span></text:p>
      <text:p text:style-name="P1"><text:span text:style-name="Source_20_Text"><text:s text:c="4"/>target_column_name="target",</text:span></text:p>
      <text:p text:style-name="P1"><text:span text:style-name="Source_20_Text"><text:s text:c="4"/>primary_metric="accuracy",</text:span></text:p>
      <text:p text:style-name="P1"><text:span text:style-name="Source_20_Text"><text:s text:c="4"/>experiment_name="automl_experiment",</text:span></text:p>
      <text:p text:style-name="P1"><text:span text:style-name="Source_20_Text"><text:s text:c="4"/>max_trials=5</text:span></text:p>
      <text:p text:style-name="P1"><text:span text:style-name="Source_20_Text">)</text:span></text:p>
      <text:p text:style-name="P1"/>
      <text:p text:style-name="P1"><text:span text:style-name="Source_20_Text"># Submit AutoML experiment</text:span></text:p>
      <text:p text:style-name="P2"><text:span text:style-name="Source_20_Text">returned_job = ml_client.jobs.create_or_update(automl_job)</text:span></text:p>
      <text:p text:style-name="Horizontal_20_Line"/>
      <text:h text:style-name="Heading_20_2" text:outline-level="2"><text:soft-page-break/><text:span text:style-name="Strong_20_Emphasis">5. Register the Best Model</text:span></text:h>
      <text:p text:style-name="Text_20_body">Once AutoML finishes, register the best model for deployment:</text:p>
      <text:p text:style-name="P1"><text:span text:style-name="Source_20_Text">best_model = ml_client.models.get(automl_job.outputs["best_model"].name, label="best")</text:span></text:p>
      <text:p text:style-name="P2"><text:span text:style-name="Source_20_Text">print(f"Best model name: {best_model.name}")</text:span></text:p>
      <text:p text:style-name="Horizontal_20_Line"/>
      <text:h text:style-name="Heading_20_2" text:outline-level="2"><text:span text:style-name="Strong_20_Emphasis">6. Deploy the Model as a Container to ACR</text:span></text:h>
      <text:h text:style-name="Heading_20_3" text:outline-level="3"><text:span text:style-name="Strong_20_Emphasis">Step 6.1: Create Azure Container Registry</text:span></text:h>
      <text:p text:style-name="P2"><text:span text:style-name="Source_20_Text">az acr create --resource-group myResourceGroup --name myACRName --sku Basic</text:span></text:p>
      <text:h text:style-name="Heading_20_3" text:outline-level="3"><text:span text:style-name="Strong_20_Emphasis">Step 6.2: Enable AML to push container images to ACR</text:span></text:h>
      <text:p text:style-name="P2"><text:span text:style-name="Source_20_Text">az ml registry create --name myACRName --resource-group myResourceGroup</text:span></text:p>
      <text:h text:style-name="Heading_20_3" text:outline-level="3"><text:span text:style-name="Strong_20_Emphasis">Step 6.3: Deploy model to ACR</text:span></text:h>
      <text:p text:style-name="Text_20_body">Azure ML can package your model into a <text:span text:style-name="Strong_20_Emphasis">Docker container</text:span> and push it to ACR automatically.</text:p>
      <text:p text:style-name="P1"><text:span text:style-name="Source_20_Text">from azure.ai.ml.entities import ManagedOnlineEndpoint, ManagedOnlineDeployment</text:span></text:p>
      <text:p text:style-name="P1"/>
      <text:p text:style-name="P1"><text:span text:style-name="Source_20_Text"># Create endpoint</text:span></text:p>
      <text:p text:style-name="P1"><text:span text:style-name="Source_20_Text">endpoint = ManagedOnlineEndpoint(name="automl-endpoint")</text:span></text:p>
      <text:p text:style-name="P1"><text:span text:style-name="Source_20_Text">ml_client.online_endpoints.begin_create_or_update(endpoint).result()</text:span></text:p>
      <text:p text:style-name="P1"/>
      <text:p text:style-name="P1"><text:span text:style-name="Source_20_Text"># Deploy model</text:span></text:p>
      <text:p text:style-name="P1"><text:span text:style-name="Source_20_Text">deployment = ManagedOnlineDeployment(</text:span></text:p>
      <text:p text:style-name="P1"><text:span text:style-name="Source_20_Text"><text:s text:c="4"/>name="automl-deployment",</text:span></text:p>
      <text:p text:style-name="P1"><text:span text:style-name="Source_20_Text"><text:s text:c="4"/>endpoint_name=endpoint.name,</text:span></text:p>
      <text:p text:style-name="P1"><text:span text:style-name="Source_20_Text"><text:s text:c="4"/>model=best_model.id,</text:span></text:p>
      <text:p text:style-name="P1"><text:span text:style-name="Source_20_Text"><text:s text:c="4"/>instance_type="Standard_DS3_v2",</text:span></text:p>
      <text:p text:style-name="P1"><text:span text:style-name="Source_20_Text"><text:s text:c="4"/>instance_count=1</text:span></text:p>
      <text:p text:style-name="P1"><text:span text:style-name="Source_20_Text">)</text:span></text:p>
      <text:p text:style-name="P1"/>
      <text:p text:style-name="P1"><text:span text:style-name="Source_20_Text">ml_client.online_deployments.begin_create_or_update(deployment).result()</text:span></text:p>
      <text:p text:style-name="P1"/>
      <text:p text:style-name="P1"><text:span text:style-name="Source_20_Text"># Set deployment as default</text:span></text:p>
      <text:p text:style-name="P1"><text:span text:style-name="Source_20_Text">ml_client.online_endpoints.begin_update(</text:span></text:p>
      <text:p text:style-name="P1"><text:span text:style-name="Source_20_Text"><text:s text:c="4"/>endpoint_name=endpoint.name,</text:span></text:p>
      <text:p text:style-name="P1"><text:span text:style-name="Source_20_Text"><text:s text:c="4"/>defaults={"deployment_name": deployment.name}</text:span></text:p>
      <text:p text:style-name="P2"><text:span text:style-name="Source_20_Text">).result()</text:span></text:p>
      <text:p text:style-name="Text_20_body">✅ This automatically builds a <text:span text:style-name="Strong_20_Emphasis">Docker image</text:span> of your model and pushes it to <text:span text:style-name="Strong_20_Emphasis">Azure Container Registry</text:span>.</text:p>
      <text:p text:style-name="Horizontal_20_Line"/>
      <text:h text:style-name="Heading_20_2" text:outline-level="2"><text:span text:style-name="Strong_20_Emphasis">7. Access the Container/Image</text:span></text:h>
      <text:list xml:id="list820808145" text:style-name="L4">
        <text:list-item>
          <text:p text:style-name="P8">In <text:span text:style-name="Strong_20_Emphasis">Azure Portal → Container Registry → Repositories</text:span>, you can see your container image.</text:p>
        </text:list-item>
        <text:list-item>
          <text:p text:style-name="P8">You can use it to <text:span text:style-name="Strong_20_Emphasis">deploy anywhere</text:span> (AKS, ACI, or other cloud services).</text:p>
        </text:list-item>
      </text:list>
      <text:p text:style-name="Horizontal_20_Line"><text:soft-page-break/></text:p>
      <text:h text:style-name="Heading_20_2" text:outline-level="2"><text:span text:style-name="Strong_20_Emphasis">8. Test the Deployed Model</text:span></text:h>
      <text:p text:style-name="P1"><text:span text:style-name="Source_20_Text">response = ml_client.online_endpoints.invoke(</text:span></text:p>
      <text:p text:style-name="P1"><text:span text:style-name="Source_20_Text"><text:s text:c="4"/>endpoint_name="automl-endpoint",</text:span></text:p>
      <text:p text:style-name="P1"><text:span text:style-name="Source_20_Text"><text:s text:c="4"/>deployment_name="automl-deployment",</text:span></text:p>
      <text:p text:style-name="P1"><text:span text:style-name="Source_20_Text"><text:s text:c="4"/>inputs=[{"feature1": value1, "feature2": value2}]</text:span></text:p>
      <text:p text:style-name="P1"><text:span text:style-name="Source_20_Text">)</text:span></text:p>
      <text:p text:style-name="P2"><text:span text:style-name="Source_20_Text">print(response)</text:span></text:p>
      <text:p text:style-name="Horizontal_20_Line"/>
      <text:h text:style-name="Heading_20_2" text:outline-level="2"><text:span text:style-name="Strong_20_Emphasis">Summar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133037981952"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Azure Servic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 table:style-name="TableLine94133038051264"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AML Workspace</text:p>
          </table:table-cell>
          <table:table-cell table:style-name="Table1.A1" office:value-type="string">
            <text:p text:style-name="Table_20_Contents">Central hub for model training</text:p>
          </table:table-cell>
        </table:table-row>
        <table:table-row table:style-name="TableLine94133038051616"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Dataset</text:p>
          </table:table-cell>
          <table:table-cell table:style-name="Table1.A1" office:value-type="string">
            <text:p text:style-name="Table_20_Contents">Upload or connect data</text:p>
          </table:table-cell>
        </table:table-row>
        <table:table-row table:style-name="TableLine94133038052144"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AutoML</text:p>
          </table:table-cell>
          <table:table-cell table:style-name="Table1.A1" office:value-type="string">
            <text:p text:style-name="Table_20_Contents">Train best model automatically</text:p>
          </table:table-cell>
        </table:table-row>
        <table:table-row table:style-name="TableLine94133038052992"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Model Registry</text:p>
          </table:table-cell>
          <table:table-cell table:style-name="Table1.A1" office:value-type="string">
            <text:p text:style-name="Table_20_Contents">Save model in AML</text:p>
          </table:table-cell>
        </table:table-row>
        <table:table-row table:style-name="TableLine94133038053952"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ACR</text:p>
          </table:table-cell>
          <table:table-cell table:style-name="Table1.A1" office:value-type="string">
            <text:p text:style-name="Table_20_Contents">Containerize model</text:p>
          </table:table-cell>
        </table:table-row>
        <table:table-row table:style-name="TableLine94133038054864"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Deployment</text:p>
          </table:table-cell>
          <table:table-cell table:style-name="Table1.A1" office:value-type="string">
            <text:p text:style-name="Table_20_Contents">Online endpoint or AKS/ACI deployment</text:p>
          </table:table-cell>
        </table:table-row>
        <table:table-row table:style-name="TableLine94133038055824"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Test</text:p>
          </table:table-cell>
          <table:table-cell table:style-name="Table1.A1" office:value-type="string">
            <text:p text:style-name="Table_20_Contents">Invoke model via REST API</text:p>
          </table:table-cell>
        </table:table-row>
      </table:table>
      <text:p text:style-name="Horizontal_20_Line"/>
      <text:p text:style-name="Text_20_body">If you want, I can make a <text:span text:style-name="Strong_20_Emphasis">full diagram + stepwise workflow PPT</text:span> for students that shows <text:span text:style-name="Strong_20_Emphasis">AutoML → Container → ACR → Deployment</text:span>. It will make your presentation super clear.</text:p>
      <text:p text:style-name="Text_20_body">Do you want me to create that PPT?</text:p>
      <text:h text:style-name="Heading_20_5" text:outline-level="5">You said:</text:h>
      <text:p text:style-name="Text_20_body">Step 8. Test deployment model happening on the cloud or on-prem system. I want to test onlprem on my local system .</text:p>
      <text:h text:style-name="Heading_20_6" text:outline-level="6">ChatGPT said:</text:h>
      <text:p text:style-name="Text_20_body">Ah! I see exactly what you want: you want to <text:span text:style-name="Strong_20_Emphasis">test the deployed model locally</text:span> (on-premises) rather than calling it from the Azure cloud endpoint. That’s possible by <text:span text:style-name="Strong_20_Emphasis">pulling the container image from Azure Container Registry (ACR) to your local machine</text:span> and running it with Docker. Here’s how you can do it step by step.</text:p>
      <text:p text:style-name="Horizontal_20_Line"/>
      <text:h text:style-name="Heading_20_2" text:outline-level="2"><text:span text:style-name="Strong_20_Emphasis">1. Log in to Azure Container Registry</text:span></text:h>
      <text:p text:style-name="P1"><text:span text:style-name="Source_20_Text"># Login to your ACR</text:span></text:p>
      <text:p text:style-name="P2"><text:span text:style-name="Source_20_Text">az acr login --name &lt;YourACRName&gt;</text:span></text:p>
      <text:p text:style-name="Horizontal_20_Line"/>
      <text:h text:style-name="Heading_20_2" text:outline-level="2"><text:span text:style-name="Strong_20_Emphasis">2. List the images in ACR</text:span></text:h>
      <text:p text:style-name="P2"><text:span text:style-name="Source_20_Text">az acr repository list --name &lt;YourACRName&gt; --output table</text:span></text:p>
      <text:p text:style-name="Text_20_body"><text:soft-page-break/>You should see your model image (e.g., <text:span text:style-name="Source_20_Text">automl-endpoint:v1</text:span>).</text:p>
      <text:p text:style-name="Horizontal_20_Line"/>
      <text:h text:style-name="Heading_20_2" text:outline-level="2"><text:span text:style-name="Strong_20_Emphasis">3. Pull the container image to local machine</text:span></text:h>
      <text:p text:style-name="P1"><text:span text:style-name="Source_20_Text">docker pull &lt;YourACRName&gt;.azurecr.io/&lt;repository&gt;:&lt;tag&gt;</text:span></text:p>
      <text:p text:style-name="P1"><text:span text:style-name="Source_20_Text"># Example:</text:span></text:p>
      <text:p text:style-name="P2"><text:span text:style-name="Source_20_Text">docker pull myacrname.azurecr.io/automl-endpoint:latest</text:span></text:p>
      <text:p text:style-name="Horizontal_20_Line"/>
      <text:h text:style-name="Heading_20_2" text:outline-level="2"><text:span text:style-name="Strong_20_Emphasis">4. Run the container locally</text:span></text:h>
      <text:p text:style-name="Text_20_body">You can run it on a port (e.g., 5000) to test locally:</text:p>
      <text:p text:style-name="P1"><text:span text:style-name="Source_20_Text">docker run -p 5000:5000 &lt;YourACRName&gt;.azurecr.io/&lt;repository&gt;:&lt;tag&gt;</text:span></text:p>
      <text:p text:style-name="P1"><text:span text:style-name="Source_20_Text"># Example:</text:span></text:p>
      <text:p text:style-name="P2"><text:span text:style-name="Source_20_Text">docker run -p 5000:5000 myacrname.azurecr.io/automl-endpoint:latest</text:span></text:p>
      <text:list xml:id="list2537424728" text:style-name="L5">
        <text:list-item>
          <text:p text:style-name="P9">The container will start a <text:span text:style-name="Strong_20_Emphasis">REST API server</text:span> on port 5000 (default for Azure ML containers).</text:p>
        </text:list-item>
      </text:list>
      <text:p text:style-name="Horizontal_20_Line"/>
      <text:h text:style-name="Heading_20_2" text:outline-level="2"><text:span text:style-name="Strong_20_Emphasis">5. Test the model locally</text:span></text:h>
      <text:p text:style-name="Text_20_body">Now you can send requests from your <text:span text:style-name="Strong_20_Emphasis">local system</text:span> using <text:span text:style-name="Source_20_Text">curl</text:span> or Python:</text:p>
      <text:h text:style-name="Heading_20_3" text:outline-level="3"><text:span text:style-name="Strong_20_Emphasis">Using curl</text:span></text:h>
      <text:p text:style-name="P1"><text:span text:style-name="Source_20_Text">curl -X POST http://localhost:5000/score \</text:span></text:p>
      <text:p text:style-name="P1"><text:span text:style-name="Source_20_Text">-H "Content-Type: application/json" \</text:span></text:p>
      <text:p text:style-name="P2"><text:span text:style-name="Source_20_Text">-d '{"data":[{"feature1":1, "feature2":2}]}'</text:span></text:p>
      <text:h text:style-name="Heading_20_3" text:outline-level="3"><text:span text:style-name="Strong_20_Emphasis">Using Python</text:span></text:h>
      <text:p text:style-name="P1"><text:span text:style-name="Source_20_Text">import requests</text:span></text:p>
      <text:p text:style-name="P1"><text:span text:style-name="Source_20_Text">import json</text:span></text:p>
      <text:p text:style-name="P1"/>
      <text:p text:style-name="P1"><text:span text:style-name="Source_20_Text">url = "http://localhost:5000/score"</text:span></text:p>
      <text:p text:style-name="P1"><text:span text:style-name="Source_20_Text">data = {"data": [{"feature1":1, "feature2":2}]}</text:span></text:p>
      <text:p text:style-name="P1"/>
      <text:p text:style-name="P1"><text:span text:style-name="Source_20_Text">response = requests.post(url, json=data)</text:span></text:p>
      <text:p text:style-name="P2"><text:span text:style-name="Source_20_Text">print(response.json())</text:span></text:p>
      <text:p text:style-name="Horizontal_20_Line"/>
      <text:h text:style-name="Heading_20_2" text:outline-level="2"><text:span text:style-name="Strong_20_Emphasis">6. Notes</text:span></text:h>
      <text:list xml:id="list1930218212" text:style-name="L6">
        <text:list-item>
          <text:p text:style-name="P10">Make sure <text:span text:style-name="Strong_20_Emphasis">Docker is installed</text:span> on your local system.</text:p>
        </text:list-item>
        <text:list-item>
          <text:p text:style-name="P10">The container image from Azure ML already includes:</text:p>
          <text:list>
            <text:list-item>
              <text:p text:style-name="P10">The model</text:p>
            </text:list-item>
            <text:list-item>
              <text:p text:style-name="P10">Required dependencies</text:p>
            </text:list-item>
            <text:list-item>
              <text:p text:style-name="P10"><text:soft-page-break/>A REST API server (Flask/FastAPI)</text:p>
            </text:list-item>
          </text:list>
        </text:list-item>
        <text:list-item>
          <text:p text:style-name="P10">You can now test, debug, or integrate the model locally <text:span text:style-name="Strong_20_Emphasis">without touching Azure cloud endpoints</text:span>.</text:p>
        </text:list-item>
      </text:list>
      <text:p text:style-name="Horizontal_20_Line"/>
      <text:p text:style-name="Text_20_body">✅ With this approach, the full AutoML training and containerization happen <text:span text:style-name="Strong_20_Emphasis">on Azure</text:span>, but the <text:span text:style-name="Strong_20_Emphasis">testing/inference can be done entirely on your local machine</text:span>.</text:p>
      <text:p text:style-name="Text_20_body">If you want, I can give you a <text:span text:style-name="Strong_20_Emphasis">diagram showing cloud → ACR → local testing</text:span> workflow for easier understanding and presentations.</text:p>
      <text:p text:style-name="Text_20_body">Do you want me to make that diagram?</text:p>
      <text:h text:style-name="Heading_20_5" text:outline-level="5">You said: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22T13:06:16.803457853</meta:creation-date>
    <dc:date>2025-09-22T15:32:57.784178474</dc:date>
    <meta:editing-duration>PT2H26M41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6" meta:paragraph-count="167" meta:word-count="947" meta:character-count="6823" meta:non-whitespace-character-count="5996"/>
  </office:meta>
</office:document-meta>
</file>